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Inter-Bol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/>
      <style:text-properties style:font-name="Liberation Serif"/>
    </style:style>
    <style:style style:name="P2" style:family="paragraph" style:parent-style-name="Heading_20_2">
      <style:paragraph-properties fo:margin-top="0cm" fo:margin-bottom="0cm" style:contextual-spacing="false" fo:line-height="115%"/>
      <style:text-properties style:font-name="Liberation Serif" fo:font-size="12pt" fo:font-style="italic" fo:font-weight="bold" officeooo:paragraph-rsid="003d8fa2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0d2a58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 fo:line-height="115%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0b3f63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.079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394683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 fo:line-height="115%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3d8fa2"/>
    </style:style>
    <style:style style:name="P9" style:family="paragraph" style:parent-style-name="Text_20_body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11" style:family="paragraph" style:parent-style-name="Standard">
      <style:paragraph-properties fo:margin-left="0cm" fo:margin-right="0cm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bold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.079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bold" officeooo:paragraph-rsid="0009aa03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.079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bold" officeooo:rsid="000b3f63" officeooo:paragraph-rsid="000b3f63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left="0cm" fo:margin-right="0cm" fo:margin-top="0cm" fo:margin-bottom="0.079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bold" officeooo:rsid="000b3f63" officeooo:paragraph-rsid="005bb772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left="0cm" fo:margin-right="0cm" fo:margin-top="0cm" fo:margin-bottom="0.079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bold" officeooo:rsid="000b3f63" officeooo:paragraph-rsid="005cd32e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0cm" fo:margin-right="0cm" fo:margin-top="0cm" fo:margin-bottom="0.079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bold" officeooo:rsid="000b3f63" officeooo:paragraph-rsid="005e2aec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left="0cm" fo:margin-right="0cm" fo:margin-top="0cm" fo:margin-bottom="0.079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bold" officeooo:rsid="000b3f63" officeooo:paragraph-rsid="005ebe81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bold" officeooo:rsid="005ef03a" officeooo:paragraph-rsid="005ef03a" style:font-weight-asian="bold" style:font-weight-complex="bold"/>
    </style:style>
    <style:style style:name="P19" style:family="paragraph" style:parent-style-name="Text_20_body">
      <style:paragraph-properties fo:margin-left="0cm" fo:margin-right="0cm" fo:margin-top="0cm" fo:margin-bottom="0.079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style:text-underline-style="solid" style:text-underline-width="auto" style:text-underline-color="font-color" fo:font-weight="bold" officeooo:paragraph-rsid="0009aa03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style:text-underline-style="solid" style:text-underline-width="auto" style:text-underline-color="font-color" fo:font-weight="bold" officeooo:paragraph-rsid="002b1ad9" style:font-weight-asian="bold" style:font-weight-complex="bold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officeooo:paragraph-rsid="0037c08e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Text_20_body">
      <style:paragraph-properties fo:margin-left="0cm" fo:margin-right="0cm" fo:margin-top="0cm" fo:margin-bottom="0.079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officeooo:paragraph-rsid="0009aa03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Text_20_body">
      <style:paragraph-properties fo:margin-top="0cm" fo:margin-bottom="0.079cm" style:contextual-spacing="false" fo:line-height="100%" fo:text-align="center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officeooo:paragraph-rsid="000b3f63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Text_20_body">
      <style:paragraph-properties fo:margin-left="0cm" fo:margin-right="0cm" fo:margin-top="0cm" fo:margin-bottom="0.079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fo:font-weight="bold" officeooo:rsid="005bb772" officeooo:paragraph-rsid="005bb772" style:font-style-asian="italic" style:font-style-complex="italic"/>
    </style:style>
    <style:style style:name="P27" style:family="paragraph" style:parent-style-name="Text_20_body">
      <style:paragraph-properties fo:margin-left="0cm" fo:margin-right="0cm" fo:margin-top="0cm" fo:margin-bottom="0.079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fo:font-weight="bold" officeooo:paragraph-rsid="005bb772" style:font-style-asian="italic" style:font-weight-asian="bold" style:font-style-complex="italic" style:font-weight-complex="bold"/>
    </style:style>
    <style:style style:name="P28" style:family="paragraph" style:parent-style-name="Text_20_body">
      <style:paragraph-properties fo:margin-left="0cm" fo:margin-right="0cm" fo:margin-top="0cm" fo:margin-bottom="0.079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fo:font-weight="bold" officeooo:paragraph-rsid="005bb772" style:font-weight-asian="bold" style:font-weight-complex="bold"/>
    </style:style>
    <style:style style:name="P29" style:family="paragraph" style:parent-style-name="Standard">
      <style:paragraph-properties fo:margin-left="0cm" fo:margin-right="0cm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0.5pt" fo:letter-spacing="normal" fo:font-style="normal" fo:font-weight="bold"/>
    </style:style>
    <style:style style:name="P30" style:family="paragraph" style:parent-style-name="Standard">
      <style:paragraph-properties fo:margin-left="0cm" fo:margin-right="0cm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4pt" fo:letter-spacing="normal" fo:font-style="normal" fo:font-weight="bold" style:font-size-asian="14pt" style:font-size-complex="14pt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letter-spacing="normal" fo:font-style="normal" fo:font-weight="bold" officeooo:paragraph-rsid="002b1ad9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letter-spacing="normal" fo:font-style="normal" fo:font-weight="bold" officeooo:paragraph-rsid="00431ecb" style:font-weight-asian="bold" style:font-weight-complex="bold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letter-spacing="normal" fo:font-style="italic" style:text-underline-style="solid" style:text-underline-width="auto" style:text-underline-color="font-color" fo:font-weight="bold" officeooo:paragraph-rsid="004b2760" style:font-weight-asian="bold" style:font-weight-complex="bold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letter-spacing="normal" fo:font-style="italic" style:text-underline-style="solid" style:text-underline-width="auto" style:text-underline-color="font-color" fo:font-weight="bold" officeooo:paragraph-rsid="00516101" style:font-weight-asian="bold" style:font-weight-complex="bold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letter-spacing="normal" fo:font-style="italic" style:text-underline-style="solid" style:text-underline-width="auto" style:text-underline-color="font-color" fo:font-weight="bold" officeooo:paragraph-rsid="0054bab9" style:font-weight-asian="bold" style:font-weight-complex="bold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letter-spacing="normal" fo:font-style="italic" style:text-underline-style="solid" style:text-underline-width="auto" style:text-underline-color="font-color" fo:font-weight="bold" officeooo:paragraph-rsid="005cd32e" style:font-weight-asian="bold" style:font-weight-complex="bold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letter-spacing="normal" fo:font-style="italic" style:text-underline-style="solid" style:text-underline-width="auto" style:text-underline-color="font-color" fo:font-weight="bold" officeooo:paragraph-rsid="005ebe81" style:font-weight-asian="bold" style:font-weight-complex="bold"/>
    </style:style>
    <style:style style:name="P38" style:family="paragraph" style:parent-style-name="Text_20_body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letter-spacing="normal" fo:font-style="italic" fo:font-weight="bold" officeooo:paragraph-rsid="005c9fd6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1" fo:font-size="12pt" fo:letter-spacing="normal" fo:font-style="normal" fo:font-weight="normal" officeooo:paragraph-rsid="0025fbcb" style:font-size-asian="12pt" style:font-weight-asian="bold" style:font-size-complex="12pt" style:font-weight-complex="bold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/>
      <style:text-properties fo:font-variant="normal" fo:text-transform="none" style:text-line-through-style="none" style:text-line-through-type="none" style:font-name="Liberation Serif" fo:font-size="15pt" fo:letter-spacing="normal" fo:font-style="normal" style:text-underline-style="none" fo:font-weight="bold" style:text-blinking="false" style:font-size-asian="15pt" style:font-size-complex="15pt"/>
    </style:style>
    <style:style style:name="P41" style:family="paragraph" style:parent-style-name="Text_20_body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/>
      <style:text-properties fo:font-variant="normal" fo:text-transform="none" style:text-line-through-style="none" style:text-line-through-type="none" style:font-name="Liberation Serif" fo:font-size="18pt" fo:letter-spacing="normal" fo:font-style="normal" style:text-underline-style="none" fo:font-weight="bold" style:text-blinking="false" style:font-size-asian="18pt" style:font-size-complex="18pt"/>
    </style:style>
    <style:style style:name="P42" style:family="paragraph" style:parent-style-name="Heading_20_2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officeooo:paragraph-rsid="003d8fa2" style:font-size-asian="12pt" style:font-size-complex="12pt"/>
    </style:style>
    <style:style style:name="P43" style:family="paragraph" style:parent-style-name="Text_20_body" style:list-style-name="L1">
      <style:paragraph-properties fo:margin-left="0cm" fo:margin-right="0cm" fo:margin-top="0cm" fo:margin-bottom="0.079cm" style:contextual-spacing="false" fo:line-height="100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44" style:family="paragraph" style:parent-style-name="Text_20_body" style:list-style-name="L3">
      <style:paragraph-properties fo:margin-top="0cm" fo:margin-bottom="0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45" style:family="paragraph" style:parent-style-name="Text_20_body" style:list-style-name="L3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46" style:family="paragraph" style:parent-style-name="Text_20_body" style:list-style-name="L4">
      <style:paragraph-properties fo:margin-top="0cm" fo:margin-bottom="0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47" style:family="paragraph" style:parent-style-name="Text_20_body" style:list-style-name="L6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48" style:family="paragraph" style:parent-style-name="Text_20_body" style:list-style-name="L11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4f64f3"/>
    </style:style>
    <style:style style:name="P49" style:family="paragraph" style:parent-style-name="Text_20_body" style:list-style-name="L13">
      <style:paragraph-properties fo:margin-top="0cm" fo:margin-bottom="0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2b1ad9"/>
    </style:style>
    <style:style style:name="P50" style:family="paragraph" style:parent-style-name="Text_20_body" style:list-style-name="L13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51" style:family="paragraph" style:parent-style-name="Text_20_body" style:list-style-name="L14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52" style:family="paragraph" style:parent-style-name="Text_20_body" style:list-style-name="L16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53" style:family="paragraph" style:parent-style-name="Text_20_body" style:list-style-name="L17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54" style:family="paragraph" style:parent-style-name="Text_20_body" style:list-style-name="L18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55" style:family="paragraph" style:parent-style-name="Text_20_body" style:list-style-name="L14">
      <style:paragraph-properties fo:margin-top="0cm" fo:margin-bottom="0.079cm" style:contextual-spacing="false" fo:line-height="100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394683"/>
    </style:style>
    <style:style style:name="P56" style:family="paragraph" style:parent-style-name="Text_20_body" style:list-style-name="L14">
      <style:paragraph-properties fo:margin-top="0cm" fo:margin-bottom="0.079cm" style:contextual-spacing="false" fo:line-height="100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6f326e"/>
    </style:style>
    <style:style style:name="P57" style:family="paragraph" style:parent-style-name="Text_20_body" style:list-style-name="L17">
      <style:paragraph-properties fo:margin-top="0cm" fo:margin-bottom="0.079cm" style:contextual-spacing="false" fo:line-height="100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5e2aec"/>
    </style:style>
    <style:style style:name="P58" style:family="paragraph" style:parent-style-name="Text_20_body" style:list-style-name="L17">
      <style:paragraph-properties fo:margin-top="0cm" fo:margin-bottom="0.079cm" style:contextual-spacing="false" fo:line-height="100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5ebe81"/>
    </style:style>
    <style:style style:name="P59" style:family="paragraph" style:parent-style-name="Text_20_body" style:list-style-name="L2">
      <style:paragraph-properties fo:margin-top="0cm" fo:margin-bottom="0cm" style:contextual-spacing="false" fo:line-height="115%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60" style:family="paragraph" style:parent-style-name="Text_20_body" style:list-style-name="L5">
      <style:paragraph-properties fo:margin-top="0cm" fo:margin-bottom="0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61" style:family="paragraph" style:parent-style-name="Text_20_body" style:list-style-name="L9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62" style:family="paragraph" style:parent-style-name="Text_20_body" style:list-style-name="L10">
      <style:paragraph-properties fo:margin-top="0cm" fo:margin-bottom="0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63" style:family="paragraph" style:parent-style-name="Text_20_body" style:list-style-name="L11">
      <style:paragraph-properties fo:margin-top="0cm" fo:margin-bottom="0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0d2a58" style:font-size-asian="12pt" style:font-size-complex="12pt"/>
    </style:style>
    <style:style style:name="P64" style:family="paragraph" style:parent-style-name="Text_20_body" style:list-style-name="L11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4dad86" style:font-size-asian="12pt" style:font-size-complex="12pt"/>
    </style:style>
    <style:style style:name="P65" style:family="paragraph" style:parent-style-name="Text_20_body" style:list-style-name="L11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66" style:family="paragraph" style:parent-style-name="Text_20_body" style:list-style-name="L15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67" style:family="paragraph" style:parent-style-name="Text_20_body" style:list-style-name="L15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5cd32e" style:font-size-asian="12pt" style:font-size-complex="12pt"/>
    </style:style>
    <style:style style:name="P68" style:family="paragraph" style:parent-style-name="Text_20_body" style:list-style-name="L9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0b3f63" style:font-size-asian="12pt" style:font-size-complex="12pt"/>
    </style:style>
    <style:style style:name="P69" style:family="paragraph" style:parent-style-name="Text_20_body" style:list-style-name="L15">
      <style:paragraph-properties fo:margin-top="0cm" fo:margin-bottom="0.079cm" style:contextual-spacing="false" fo:line-height="100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5bb772" style:font-size-asian="12pt" style:font-size-complex="12pt"/>
    </style:style>
    <style:style style:name="P70" style:family="paragraph" style:parent-style-name="Text_20_body" style:list-style-name="L16">
      <style:paragraph-properties fo:margin-top="0cm" fo:margin-bottom="0.079cm" style:contextual-spacing="false" fo:line-height="100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5cd32e" style:font-size-asian="12pt" style:font-size-complex="12pt"/>
    </style:style>
    <style:style style:name="P71" style:family="paragraph" style:parent-style-name="Text_20_body" style:list-style-name="L6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rsid="000afb81" officeooo:paragraph-rsid="000afb81" style:font-size-asian="12pt" style:font-size-complex="12pt"/>
    </style:style>
    <style:style style:name="P72" style:family="paragraph" style:parent-style-name="Text_20_body" style:list-style-name="L7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rsid="000afb81" officeooo:paragraph-rsid="000afb81" style:font-size-asian="12pt" style:font-size-complex="12pt"/>
    </style:style>
    <style:style style:name="P73" style:family="paragraph" style:parent-style-name="Text_20_body" style:list-style-name="L9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rsid="0048b0d8" officeooo:paragraph-rsid="0048b0d8" style:font-size-asian="12pt" style:font-size-complex="12pt"/>
    </style:style>
    <style:style style:name="P74" style:family="paragraph" style:parent-style-name="Text_20_body" style:list-style-name="L15">
      <style:paragraph-properties fo:margin-top="0cm" fo:margin-bottom="0.079cm" style:contextual-spacing="false" fo:line-height="100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rsid="005cd32e" officeooo:paragraph-rsid="005cd32e" style:font-size-asian="12pt" style:font-size-complex="12pt"/>
    </style:style>
    <style:style style:name="P75" style:family="paragraph" style:parent-style-name="Text_20_body" style:list-style-name="L15">
      <style:paragraph-properties fo:margin-top="0cm" fo:margin-bottom="0.079cm" style:contextual-spacing="false" fo:line-height="100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rsid="005cd32e" officeooo:paragraph-rsid="005cd32e" style:font-size-asian="12pt" style:font-weight-asian="normal" style:font-size-complex="12pt" style:font-weight-complex="normal"/>
    </style:style>
    <style:style style:name="P76" style:family="paragraph" style:parent-style-name="Text_20_body" style:list-style-name="L12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0d2a58"/>
    </style:style>
    <style:style style:name="P77" style:family="paragraph" style:parent-style-name="Text_20_body" style:list-style-name="L13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rsid="0053f73b" officeooo:paragraph-rsid="0053f73b"/>
    </style:style>
    <style:style style:name="P78" style:family="paragraph" style:parent-style-name="Text_20_body" style:list-style-name="L14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rsid="005bb772" officeooo:paragraph-rsid="005bb772"/>
    </style:style>
    <style:style style:name="P79" style:family="paragraph" style:parent-style-name="Text_20_body" style:list-style-name="L8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bold" officeooo:rsid="000afb81" officeooo:paragraph-rsid="000afb81" style:font-size-asian="12pt" style:font-size-complex="12pt"/>
    </style:style>
    <style:style style:name="P80" style:family="paragraph" style:parent-style-name="Text_20_body" style:list-style-name="L11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bold" officeooo:rsid="005001f7" officeooo:paragraph-rsid="005001f7" style:font-size-asian="12pt" style:font-weight-asian="bold" style:font-size-complex="12pt" style:font-weight-complex="bold"/>
    </style:style>
    <style:style style:name="P81" style:family="paragraph" style:parent-style-name="Text_20_body" style:list-style-name="L18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bold" officeooo:rsid="005ef03a" officeooo:paragraph-rsid="005ef03a" style:font-weight-asian="bold" style:font-weight-complex="bold"/>
    </style:style>
    <style:style style:name="P82" style:family="paragraph" style:parent-style-name="Text_20_body" style:list-style-name="L6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271a38" loext:opacity="100%" style:font-name="Liberation Serif" fo:font-size="11pt" fo:letter-spacing="normal" fo:font-style="normal" fo:font-weight="normal" officeooo:rsid="003f4a4f" officeooo:paragraph-rsid="003f4a4f" style:font-size-asian="11pt" style:font-size-complex="11pt"/>
    </style:style>
    <style:style style:name="P83" style:family="paragraph" style:parent-style-name="Text_20_body" style:list-style-name="L6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271a38" loext:opacity="100%" style:font-name="Liberation Serif" fo:font-size="11pt" fo:letter-spacing="normal" fo:font-style="normal" fo:font-weight="normal" officeooo:rsid="0041395c" officeooo:paragraph-rsid="0041395c" style:font-size-asian="11pt" style:font-size-complex="11pt"/>
    </style:style>
    <style:style style:name="P84" style:family="paragraph" style:parent-style-name="Text_20_body" style:list-style-name="L6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1pt" fo:letter-spacing="normal" fo:font-style="normal" fo:font-weight="normal" officeooo:rsid="0041b648" officeooo:paragraph-rsid="0041b648" style:font-size-asian="11pt" style:font-size-complex="11pt"/>
    </style:style>
    <style:style style:name="P85" style:family="paragraph" style:parent-style-name="Text_20_body" style:list-style-name="L6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1pt" fo:letter-spacing="normal" fo:font-style="normal" fo:font-weight="normal" style:font-size-asian="11pt" style:font-size-complex="11pt"/>
    </style:style>
    <style:style style:name="P86" style:family="paragraph" style:parent-style-name="Text_20_body" style:list-style-name="L6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271a38" loext:opacity="100%" style:font-name="Liberation Serif" fo:font-size="11pt" fo:letter-spacing="normal" fo:font-style="normal" fo:font-weight="bold" officeooo:rsid="003f4a4f" officeooo:paragraph-rsid="003f4a4f" style:font-size-asian="11pt" style:font-weight-asian="bold" style:font-size-complex="11pt" style:font-weight-complex="bold"/>
    </style:style>
    <style:style style:name="P87" style:family="paragraph" style:parent-style-name="Text_20_body" style:list-style-name="L6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1pt" fo:letter-spacing="normal" fo:font-style="normal" fo:font-weight="bold" style:font-size-asian="11pt" style:font-weight-asian="bold" style:font-size-complex="11pt" style:font-weight-complex="bold"/>
    </style:style>
    <style:style style:name="P88" style:family="paragraph" style:parent-style-name="Text_20_body" style:list-style-name="L6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1pt" fo:letter-spacing="normal" fo:font-style="normal" fo:font-weight="bold" officeooo:rsid="0041395c" officeooo:paragraph-rsid="0041395c" style:font-size-asian="11pt" style:font-weight-asian="bold" style:font-size-complex="11pt" style:font-weight-complex="bold"/>
    </style:style>
    <style:style style:name="P89" style:family="paragraph" style:parent-style-name="Text_20_body" style:list-style-name="L16">
      <style:paragraph-properties fo:margin-top="0cm" fo:margin-bottom="0.079cm" style:contextual-spacing="false" fo:line-height="100%" fo:text-align="start" style:justify-single-word="false" fo:orphans="2" fo:widows="2"/>
      <style:text-properties fo:font-variant="normal" fo:text-transform="none" fo:color="#111827" loext:opacity="100%" style:font-name="Liberation Serif" fo:font-size="12pt" fo:letter-spacing="normal" fo:font-style="normal" style:text-underline-style="solid" style:text-underline-width="auto" style:text-underline-color="font-color" fo:font-weight="bold" officeooo:rsid="000b3f63" officeooo:paragraph-rsid="005e2aec" style:font-size-asian="12pt" style:font-style-asian="italic" style:font-weight-asian="bold" style:font-size-complex="12pt" style:font-style-complex="italic" style:font-weight-complex="bold"/>
    </style:style>
    <style:style style:name="P90" style:family="paragraph" style:parent-style-name="Text_20_body" style:list-style-name="L18">
      <style:paragraph-properties fo:margin-top="0cm" fo:margin-bottom="0.079cm" style:contextual-spacing="false" fo:line-height="100%" fo:text-align="start" style:justify-single-word="false" fo:orphans="2" fo:widows="2"/>
      <style:text-properties fo:font-variant="normal" fo:text-transform="none" fo:color="#111827" loext:opacity="100%" style:font-name="Liberation Serif" fo:font-size="12pt" fo:letter-spacing="normal" fo:font-style="normal" style:text-underline-style="solid" style:text-underline-width="auto" style:text-underline-color="font-color" fo:font-weight="bold" officeooo:rsid="000b3f63" officeooo:paragraph-rsid="005ebe81" style:font-size-asian="12pt" style:font-style-asian="italic" style:font-weight-asian="bold" style:font-size-complex="12pt" style:font-style-complex="italic" style:font-weight-complex="bold"/>
    </style:style>
    <style:style style:name="P91" style:family="paragraph" style:parent-style-name="Text_20_body" style:list-style-name="L17">
      <style:paragraph-properties fo:margin-top="0cm" fo:margin-bottom="0.079cm" style:contextual-spacing="false" fo:line-height="100%" fo:text-align="start" style:justify-single-word="false" fo:orphans="2" fo:widows="2"/>
      <style:text-properties fo:font-variant="normal" fo:text-transform="none" fo:color="#111827" loext:opacity="100%" style:font-name="Liberation Serif" fo:font-size="12pt" fo:letter-spacing="normal" fo:font-style="normal" style:text-underline-style="solid" style:text-underline-width="auto" style:text-underline-color="font-color" fo:font-weight="bold" officeooo:rsid="000b3f63" officeooo:paragraph-rsid="005ebe81" style:font-size-asian="12pt" style:font-style-asian="italic" style:font-weight-asian="bold" style:font-size-complex="12pt" style:font-style-complex="italic" style:font-weight-complex="bold"/>
    </style:style>
    <style:style style:name="P92" style:family="paragraph" style:parent-style-name="Text_20_body" style:list-style-name="L9">
      <style:paragraph-properties fo:margin-top="0cm" fo:margin-bottom="0cm" style:contextual-spacing="false" fo:line-height="100%" fo:text-align="start" style:justify-single-word="false" fo:orphans="2" fo:widows="2"/>
      <style:text-properties fo:font-size="12pt" officeooo:paragraph-rsid="000b3f63"/>
    </style:style>
    <style:style style:name="P93" style:family="paragraph" style:parent-style-name="Text_20_body" style:list-style-name="L14">
      <style:paragraph-properties fo:margin-top="0cm" fo:margin-bottom="0.079cm" style:contextual-spacing="false" fo:line-height="100%" fo:text-align="start" style:justify-single-word="false" fo:orphans="2" fo:widows="2"/>
      <style:text-properties style:font-name="Liberation Serif" fo:font-size="12pt" officeooo:paragraph-rsid="005bb772" style:font-size-asian="12pt" style:font-size-complex="12pt"/>
    </style:style>
    <style:style style:name="P94" style:family="paragraph" style:parent-style-name="Text_20_body" style:list-style-name="L16">
      <style:paragraph-properties fo:margin-top="0cm" fo:margin-bottom="0.079cm" style:contextual-spacing="false" fo:line-height="100%" fo:text-align="start" style:justify-single-word="false" fo:orphans="2" fo:widows="2"/>
      <style:text-properties style:font-name="Liberation Serif" fo:font-size="12pt" officeooo:paragraph-rsid="005cd32e" style:font-size-asian="12pt" style:font-size-complex="12pt"/>
    </style:style>
    <style:style style:name="P95" style:family="paragraph" style:parent-style-name="Text_20_body" style:list-style-name="L16">
      <style:paragraph-properties fo:margin-top="0cm" fo:margin-bottom="0.079cm" style:contextual-spacing="false" fo:line-height="100%" fo:orphans="2" fo:widows="2"/>
    </style:style>
    <style:style style:name="P96" style:family="paragraph" style:parent-style-name="Text_20_body" style:list-style-name="L16">
      <style:paragraph-properties fo:margin-top="0cm" fo:margin-bottom="0.079cm" style:contextual-spacing="false" fo:line-height="100%" fo:orphans="2" fo:widows="2"/>
      <style:text-properties officeooo:paragraph-rsid="005e2aec"/>
    </style:style>
    <style:style style:name="P97" style:family="paragraph" style:parent-style-name="Text_20_body" style:list-style-name="L17">
      <style:paragraph-properties fo:margin-top="0cm" fo:margin-bottom="0.079cm" style:contextual-spacing="false" fo:line-height="100%" fo:orphans="2" fo:widows="2"/>
      <style:text-properties officeooo:paragraph-rsid="005ebe81"/>
    </style:style>
    <style:style style:name="P98" style:family="paragraph" style:parent-style-name="Text_20_body" style:list-style-name="L19">
      <style:paragraph-properties fo:padding="0.049cm" fo:border="0.06pt solid #d9d9e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57c70" style:font-weight-asian="bold" style:font-weight-complex="bold"/>
    </style:style>
    <style:style style:name="T3" style:family="text">
      <style:text-properties fo:font-weight="bold" officeooo:rsid="004dad86" style:font-weight-asian="bold" style:font-weight-complex="bold"/>
    </style:style>
    <style:style style:name="T4" style:family="text">
      <style:text-properties fo:font-weight="bold" officeooo:rsid="004f64f3" style:font-weight-asian="bold" style:font-weight-complex="bold"/>
    </style:style>
    <style:style style:name="T5" style:family="text">
      <style:text-properties fo:font-weight="bold" style:font-size-asian="12pt" style:font-weight-asian="bold" style:font-size-complex="12pt" style:font-weight-complex="bold"/>
    </style:style>
    <style:style style:name="T6" style:family="text">
      <style:text-properties fo:font-style="normal" fo:font-weight="normal"/>
    </style:style>
    <style:style style:name="T7" style:family="text">
      <style:text-properties fo:font-size="12pt" style:font-size-asian="12pt" style:font-style-asian="italic" style:font-size-complex="12pt" style:font-style-complex="italic"/>
    </style:style>
    <style:style style:name="T8" style:family="text">
      <style:text-properties fo:font-size="12pt" officeooo:rsid="000d2a58" style:font-size-asian="12pt" style:font-style-asian="italic" style:font-size-complex="12pt" style:font-style-complex="italic"/>
    </style:style>
    <style:style style:name="T9" style:family="text">
      <style:text-properties fo:font-size="12pt" officeooo:rsid="002b1ad9" style:font-size-asian="12pt" style:font-style-asian="italic" style:font-size-complex="12pt" style:font-style-complex="italic"/>
    </style:style>
    <style:style style:name="T10" style:family="text">
      <style:text-properties fo:font-size="12pt" style:text-underline-style="solid" style:text-underline-width="auto" style:text-underline-color="font-color" officeooo:rsid="000b3f63" style:font-size-asian="12pt" style:font-size-complex="12pt"/>
    </style:style>
    <style:style style:name="T11" style:family="text">
      <style:text-properties fo:font-size="12pt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12" style:family="text">
      <style:text-properties fo:font-size="12pt" style:text-underline-style="solid" style:text-underline-width="auto" style:text-underline-color="font-color" officeooo:rsid="000b3f63" style:font-size-asian="12pt" style:font-style-asian="normal" style:font-size-complex="12pt" style:font-style-complex="normal"/>
    </style:style>
    <style:style style:name="T13" style:family="text">
      <style:text-properties fo:font-size="12pt" fo:font-style="normal" officeooo:rsid="000d2a58" style:font-size-asian="12pt" style:font-size-complex="12pt"/>
    </style:style>
    <style:style style:name="T14" style:family="text">
      <style:text-properties fo:font-size="12pt" fo:font-style="normal" officeooo:rsid="002b1ad9" style:font-size-asian="12pt" style:font-size-complex="12pt"/>
    </style:style>
    <style:style style:name="T15" style:family="text">
      <style:text-properties fo:font-size="12pt" fo:font-style="normal" officeooo:rsid="002b1ad9" style:font-size-asian="12pt" style:font-style-asian="italic" style:font-size-complex="12pt" style:font-style-complex="italic"/>
    </style:style>
    <style:style style:name="T16" style:family="text">
      <style:text-properties fo:font-size="12pt" fo:font-style="normal" officeooo:rsid="0054bab9" style:font-size-asian="12pt" style:font-style-asian="italic" style:font-size-complex="12pt" style:font-style-complex="italic"/>
    </style:style>
    <style:style style:name="T17" style:family="text">
      <style:text-properties fo:font-size="12pt" fo:font-style="normal" officeooo:rsid="0010ae31" style:font-size-asian="12pt" style:font-style-asian="italic" style:font-size-complex="12pt" style:font-style-complex="italic"/>
    </style:style>
    <style:style style:name="T18" style:family="text">
      <style:text-properties fo:font-size="12pt" fo:font-style="normal" officeooo:rsid="005de9a4" style:font-size-asian="12pt" style:font-style-asian="italic" style:font-size-complex="12pt" style:font-style-complex="italic"/>
    </style:style>
    <style:style style:name="T19" style:family="text">
      <style:text-properties fo:font-size="12pt" fo:font-style="normal" officeooo:rsid="005e2aec" style:font-size-asian="12pt" style:font-style-asian="italic" style:font-size-complex="12pt" style:font-style-complex="italic"/>
    </style:style>
    <style:style style:name="T20" style:family="text">
      <style:text-properties fo:font-size="12pt" fo:font-style="normal" officeooo:rsid="005ef03a" style:font-size-asian="12pt" style:font-style-asian="italic" style:font-size-complex="12pt" style:font-style-complex="italic"/>
    </style:style>
    <style:style style:name="T21" style:family="text">
      <style:text-properties fo:font-size="12pt" fo:font-style="normal" style:text-underline-style="solid" style:text-underline-width="auto" style:text-underline-color="font-color" officeooo:rsid="002b1ad9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fo:font-size="12pt" fo:font-style="normal" style:text-underline-style="solid" style:text-underline-width="auto" style:text-underline-color="font-color" officeooo:rsid="005de9a4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fo:font-variant="normal" fo:text-transform="none" style:text-line-through-style="none" style:text-line-through-type="none" style:font-name="Inter" fo:font-size="12pt" fo:letter-spacing="normal" fo:font-style="normal" style:text-underline-style="none" fo:font-weight="bold" style:text-blinking="false" style:font-size-asian="18pt" style:font-size-complex="18pt"/>
    </style:style>
    <style:style style:name="T24" style:family="text"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T25" style:family="text">
      <style:text-properties fo:font-variant="normal" fo:text-transform="none" fo:color="#271a38" loext:opacity="100%" style:font-name="Liberation Serif" fo:font-size="12pt" fo:letter-spacing="normal" fo:font-style="normal" fo:font-weight="normal" officeooo:rsid="005e2aec"/>
    </style:style>
    <style:style style:name="T26" style:family="text">
      <style:text-properties fo:font-variant="normal" fo:text-transform="none" fo:color="#271a38" loext:opacity="100%" style:font-name="Liberation Serif" fo:font-size="12pt" fo:letter-spacing="normal" fo:font-style="normal" fo:font-weight="bold" style:font-weight-asian="bold" style:font-weight-complex="bold"/>
    </style:style>
    <style:style style:name="T27" style:family="text">
      <style:text-properties fo:font-variant="normal" fo:text-transform="none" fo:color="#271a38" loext:opacity="100%" style:font-name="Liberation Serif" fo:font-size="12pt" fo:letter-spacing="normal" fo:font-style="italic" fo:font-weight="bold" style:font-style-asian="italic" style:font-style-complex="italic"/>
    </style:style>
    <style:style style:name="T28" style:family="text">
      <style:text-properties fo:font-variant="normal" fo:text-transform="none" fo:color="#271a38" loext:opacity="100%" style:font-name="Liberation Serif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color="#271a38" loext:opacity="100%" style:font-name="Liberation Serif" fo:letter-spacing="normal" fo:font-style="normal" fo:font-weight="normal" officeooo:rsid="004b2760" style:font-size-asian="12pt" style:font-size-complex="12pt"/>
    </style:style>
    <style:style style:name="T30" style:family="text">
      <style:text-properties fo:font-variant="normal" fo:text-transform="none" fo:color="#271a38" loext:opacity="100%" style:font-name="Liberation Serif" fo:letter-spacing="normal" fo:font-style="normal" fo:font-weight="normal" officeooo:rsid="004b2760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271a38" loext:opacity="100%" fo:letter-spacing="normal" fo:font-style="normal" style:text-underline-style="solid" style:text-underline-width="auto" style:text-underline-color="font-color" fo:font-weight="normal" officeooo:rsid="0009aa03"/>
    </style:style>
    <style:style style:name="T32" style:family="text">
      <style:text-properties fo:font-variant="normal" fo:text-transform="none" fo:color="#271a38" loext:opacity="100%" fo:letter-spacing="normal" style:text-underline-style="solid" style:text-underline-width="auto" style:text-underline-color="font-color" style:font-style-asian="italic" style:font-weight-asian="bold" style:font-style-complex="italic" style:font-weight-complex="bold"/>
    </style:style>
    <style:style style:name="T33" style:family="text">
      <style:text-properties fo:font-variant="normal" fo:text-transform="none" fo:color="#271a38" loext:opacity="100%" fo:letter-spacing="normal" style:text-underline-style="solid" style:text-underline-width="auto" style:text-underline-color="font-color" officeooo:rsid="0009aa03" style:font-style-asian="italic" style:font-weight-asian="bold" style:font-style-complex="italic" style:font-weight-complex="bold"/>
    </style:style>
    <style:style style:name="T34" style:family="text">
      <style:text-properties officeooo:rsid="000f73e3"/>
    </style:style>
    <style:style style:name="T35" style:family="text">
      <style:text-properties style:font-size-asian="12pt" style:font-size-complex="12pt"/>
    </style:style>
    <style:style style:name="T36" style:family="text">
      <style:text-properties officeooo:rsid="004f64f3" style:font-size-asian="12pt" style:font-size-complex="12pt"/>
    </style:style>
    <style:style style:name="T37" style:family="text">
      <style:text-properties officeooo:rsid="005bb772" style:font-size-asian="12pt" style:font-style-asian="italic" style:font-size-complex="12pt" style:font-style-complex="italic"/>
    </style:style>
    <style:style style:name="T38" style:family="text">
      <style:text-properties style:text-underline-style="solid" style:text-underline-width="auto" style:text-underline-color="font-color" style:font-style-asian="italic" style:font-weight-asian="bold" style:font-style-complex="italic" style:font-weight-complex="bold"/>
    </style:style>
    <style:style style:name="T39" style:family="text">
      <style:text-properties style:text-underline-style="solid" style:text-underline-width="auto" style:text-underline-color="font-color" officeooo:rsid="0009aa03" style:font-style-asian="italic" style:font-weight-asian="bold" style:font-style-complex="italic" style:font-weight-complex="bold"/>
    </style:style>
    <style:style style:name="T40" style:family="text">
      <style:text-properties style:text-underline-style="none" fo:font-weight="bold" style:font-weight-asian="bold" style:font-weight-complex="bold"/>
    </style:style>
    <style:style style:name="T41" style:family="text">
      <style:text-properties style:text-underline-style="none" fo:font-weight="bold" style:font-style-asian="italic" style:font-weight-asian="bold" style:font-style-complex="italic" style:font-weight-complex="bold"/>
    </style:style>
    <style:style style:name="T42" style:family="text">
      <style:text-properties style:text-underline-style="none" style:font-style-asian="italic" style:font-weight-asian="bold" style:font-style-complex="italic" style:font-weight-complex="bold"/>
    </style:style>
    <style:style style:name="T43" style:family="text">
      <style:text-properties style:text-underline-style="none" officeooo:rsid="005ebe81" style:font-style-asian="italic" style:font-weight-asian="bold" style:font-style-complex="italic" style:font-weight-complex="bold"/>
    </style:style>
    <style:style style:name="T44" style:family="text">
      <style:text-properties style:font-name="Liberation Serif" fo:font-weight="normal" style:font-size-asian="12pt" style:font-weight-asian="normal" style:font-size-complex="12pt" style:font-weight-complex="normal"/>
    </style:style>
    <style:style style:name="T45" style:family="text">
      <style:text-properties style:font-name="Liberation Serif" fo:font-weight="normal" officeooo:rsid="004b2760" style:font-size-asian="12pt" style:font-weight-asian="normal" style:font-size-complex="12pt" style:font-weight-complex="normal"/>
    </style:style>
    <style:style style:name="T46" style:family="text">
      <style:text-properties style:font-name="Liberation Serif" fo:font-weight="bold" style:font-weight-asian="bold" style:font-weight-complex="bold" loext:padding="0.049cm" loext:border="0.06pt solid #d9d9e3"/>
    </style:style>
    <style:style style:name="T47" style:family="text">
      <style:text-properties officeooo:rsid="003e4e50"/>
    </style:style>
    <style:style style:name="T48" style:family="text">
      <style:text-properties officeooo:rsid="0041395c"/>
    </style:style>
    <style:style style:name="T49" style:family="text">
      <style:text-properties officeooo:rsid="0041b648"/>
    </style:style>
    <style:style style:name="T50" style:family="text">
      <style:text-properties officeooo:rsid="00457c70"/>
    </style:style>
    <style:style style:name="T51" style:family="text">
      <style:text-properties officeooo:rsid="0047e718"/>
    </style:style>
    <style:style style:name="T52" style:family="text">
      <style:text-properties officeooo:rsid="000afb81"/>
    </style:style>
    <style:style style:name="T53" style:family="text">
      <style:text-properties officeooo:rsid="004b2760"/>
    </style:style>
    <style:style style:name="T54" style:family="text">
      <style:text-properties officeooo:rsid="004dad86"/>
    </style:style>
    <style:style style:name="T55" style:family="text">
      <style:text-properties officeooo:rsid="004f64f3"/>
    </style:style>
    <style:style style:name="T56" style:family="text">
      <style:text-properties fo:color="#000000" loext:opacity="100%" style:font-size-asian="12pt" style:font-size-complex="12pt"/>
    </style:style>
    <style:style style:name="T57" style:family="text">
      <style:text-properties style:font-style-asian="italic" style:font-style-complex="italic"/>
    </style:style>
    <style:style style:name="T58" style:family="text">
      <style:text-properties style:font-style-asian="italic" style:font-weight-asian="bold" style:font-style-complex="italic" style:font-weight-complex="bold"/>
    </style:style>
    <style:style style:name="T59" style:family="text">
      <style:text-properties officeooo:rsid="0009aa03" style:font-style-asian="italic" style:font-weight-asian="bold" style:font-style-complex="italic" style:font-weight-complex="bold"/>
    </style:style>
    <style:style style:name="T60" style:family="text">
      <style:text-properties fo:font-size="14pt" fo:font-style="normal" style:text-underline-style="solid" style:text-underline-width="auto" style:text-underline-color="font-color" officeooo:rsid="0010ae31" style:font-size-asian="14pt" style:font-style-asian="italic" style:font-weight-asian="bold" style:font-size-complex="14pt" style:font-style-complex="italic" style:font-weight-complex="bold"/>
    </style:style>
    <style:style style:name="T61" style:family="text">
      <style:text-properties fo:font-size="14pt" fo:font-style="normal" officeooo:rsid="0010ae31" style:font-size-asian="14pt" style:font-style-asian="italic" style:font-size-complex="14pt" style:font-style-complex="italic"/>
    </style:style>
    <style:style style:name="T62" style:family="text">
      <style:text-properties fo:color="#374151" loext:opacity="100%"/>
    </style:style>
    <style:style style:name="T63" style:family="text">
      <style:text-properties fo:color="#374151" loext:opacity="100%" style:font-name="Liberation Serif" fo:font-weight="bold" officeooo:rsid="006f326e" style:font-weight-asian="bold" style:font-weight-complex="bold" loext:padding="0.049cm" loext:border="0.06pt solid #d9d9e3"/>
    </style:style>
    <style:style style:name="T64" style:family="text">
      <style:text-properties officeooo:rsid="005c9fd6"/>
    </style:style>
    <style:style style:name="T65" style:family="text">
      <style:text-properties officeooo:rsid="005cd32e"/>
    </style:style>
    <style:style style:name="T66" style:family="text">
      <style:text-properties fo:color="#111827" loext:opacity="100%" fo:font-size="10.5pt" style:text-underline-style="none" fo:font-weight="bold" style:font-style-asian="italic" style:font-weight-asian="bold" style:font-style-complex="italic" style:font-weight-complex="bold"/>
    </style:style>
    <style:style style:name="T67" style:family="text">
      <style:text-properties fo:color="#111827" loext:opacity="100%" fo:font-weight="bold"/>
    </style:style>
    <style:style style:name="T68" style:family="text">
      <style:text-properties fo:color="#111827" loext:opacity="100%" fo:font-weight="bold" officeooo:rsid="0062b1c1"/>
    </style:style>
    <style:style style:name="T69" style:family="text">
      <style:text-properties fo:color="#271a38" loext:opacity="100%" style:font-name="Liberation Serif" fo:font-size="12pt" fo:letter-spacing="normal" fo:font-weight="normal"/>
    </style:style>
    <style:style style:name="T70" style:family="text">
      <style:text-properties fo:font-style="italic" style:text-underline-style="none" fo:font-weight="bold" style:font-style-asian="italic" style:font-style-complex="italic"/>
    </style:style>
    <style:style style:name="T71" style:family="text">
      <style:text-properties officeooo:rsid="0060d693"/>
    </style:style>
    <style:style style:name="T72" style:family="text">
      <style:text-properties fo:font-weight="normal" officeooo:rsid="0060d693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a xlink:type="simple" xlink:href="https://openclassrooms.com/fr/courses/6179306-securisez-vos-applications-web-avec-lowasp" text:style-name="Internet_20_link" text:visited-style-name="Visited_20_Internet_20_Link"><text:span text:style-name="T23">Sécurisez vos applications web avec l'OWASP</text:span></text:a></text:h>
      <text:p text:style-name="P41"/>
      <text:p text:style-name="P40"/>
      <text:p text:style-name="P41"/>
      <text:p text:style-name="P29"/>
      <text:p text:style-name="P29"/>
      <text:p text:style-name="P30"/>
      <text:p text:style-name="P30"><text:span text:style-name="T34">I -</text:span>Découvrez ce qu'est l'inclusion numérique</text:p>
      <text:p text:style-name="P30"/>
      <text:p text:style-name="P30"/>
      <text:p text:style-name="P11"/>
      <text:h text:style-name="P2" text:outline-level="2"><text:span text:style-name="T33">1&gt;_</text:span><text:span text:style-name="T31">Découvrez les référentiels et ressources clés pour la sécurité des développements web</text:span><text:span text:style-name="T32">:</text:span></text:h>
      <text:p text:style-name="P8"/>
      <text:list xml:id="list1098337804" text:style-name="L1">
        <text:list-item>
          <text:p text:style-name="P43"><text:bookmark text:name="r-8141412"/><text:bookmark text:name="r-8141413"/>Le <text:span text:style-name="T40">RGPD</text:span> encadre légalement la collecte et le traitement des données personnelles.</text:p>
        </text:list-item>
        <text:list-item>
          <text:p text:style-name="P43"><text:bookmark text:name="r-8141414"/><text:bookmark text:name="r-8141415"/><text:span text:style-name="T1">PCI DSS</text:span> assure la conformité de la sécurité des sites qui traitent les données bancaires.</text:p>
        </text:list-item>
        <text:list-item>
          <text:p text:style-name="P43"><text:bookmark text:name="r-8141416"/><text:bookmark text:name="r-8141417"/>Le traitement des données sensibles (dont celles de santé) est réglementé par la <text:span text:style-name="T1">CNIL</text:span> et nécessite une prise en charge particulière. </text:p>
        </text:list-item>
        <text:list-item>
          <text:p text:style-name="P43"><text:bookmark text:name="r-8141418"/><text:bookmark text:name="r-8141419"/><text:span text:style-name="T1">L’OWASP</text:span> est une organisation à but non lucratif qui propose des référentiels sur les risques de sécurité des applications web. Le Top Ten 2021 de l’OWASP est la dernière mise à jour sur les risques de sécurité des applications web aujourd’hui.</text:p>
        </text:list-item>
        <text:list-item>
          <text:p text:style-name="P43"><text:bookmark text:name="r-8141420"/><text:bookmark text:name="r-8141421"/><text:span text:style-name="T1">L’ASVS</text:span> est un standard de vérification de la sécurité fournissant une liste de critère permettant de valider des niveaux de sécurité garantis</text:p>
        </text:list-item>
      </text:list>
      <text:p text:style-name="P10"/>
      <text:list xml:id="list3513041945" text:style-name="L2">
        <text:list-header>
          <text:p text:style-name="P59"/>
        </text:list-header>
      </text:list>
      <text:p text:style-name="P5"/>
      <text:h text:style-name="P42" text:outline-level="2"><text:span text:style-name="T59">2&gt;_</text:span><text:span text:style-name="T6">Découvrez la dernière version du Top 10 de l’OWASP</text:span><text:span text:style-name="T58"> :</text:span></text:h>
      <text:p text:style-name="P23"/>
      <text:list xml:id="list2033179349" text:style-name="L3">
        <text:list-item>
          <text:p text:style-name="P44">les contrôles d’accès défaillants ;</text:p>
        </text:list-item>
        <text:list-item>
          <text:p text:style-name="P45"><text:bookmark text:name="r-8141583"/><text:bookmark text:name="r-8141584"/>les défaillances cryptographiques ;</text:p>
        </text:list-item>
        <text:list-item>
          <text:p text:style-name="P45"><text:bookmark text:name="r-8141585"/><text:bookmark text:name="r-8141586"/>l’injection ;</text:p>
        </text:list-item>
        <text:list-item>
          <text:p text:style-name="P45"><text:bookmark text:name="r-8141587"/><text:bookmark text:name="r-8141588"/>la conception non sécurisée ;</text:p>
        </text:list-item>
        <text:list-item>
          <text:p text:style-name="P45"><text:bookmark text:name="r-8141589"/><text:bookmark text:name="r-8141590"/>les mauvaises configurations de sécurité ;</text:p>
        </text:list-item>
        <text:list-item>
          <text:p text:style-name="P45"><text:bookmark text:name="r-8141591"/><text:bookmark text:name="r-8141592"/>les composants vulnérables et obsolètes ;</text:p>
        </text:list-item>
        <text:list-item>
          <text:p text:style-name="P45"><text:bookmark text:name="r-8141593"/><text:bookmark text:name="r-8141594"/>les identification et authentification de mauvaise qualité ;</text:p>
        </text:list-item>
        <text:list-item>
          <text:p text:style-name="P45"><text:bookmark text:name="r-8141595"/><text:bookmark text:name="r-8141596"/>le manque d’intégrité des données et du logiciel ;</text:p>
        </text:list-item>
        <text:list-item>
          <text:p text:style-name="P45"><text:bookmark text:name="r-8141597"/><text:bookmark text:name="r-8141598"/>la carence des systèmes de contrôle et de journalisation ;</text:p>
        </text:list-item>
        <text:list-item>
          <text:p text:style-name="P45"><text:bookmark text:name="r-8141599"/><text:bookmark text:name="r-8141600"/>la falsification de requête côté serveur.</text:p>
        </text:list-item>
      </text:list>
      <text:list xml:id="list3237999312" text:style-name="L4">
        <text:list-header>
          <text:p text:style-name="P46"/>
        </text:list-header>
      </text:list>
      <text:list xml:id="list3965841737" text:style-name="L5">
        <text:list-header>
          <text:p text:style-name="P60"/>
        </text:list-header>
      </text:list>
      <text:p text:style-name="P3"/>
      <text:p text:style-name="P39"/>
      <text:p text:style-name="P12"/>
      <text:p text:style-name="P12"/>
      <text:p text:style-name="P12"/>
      <text:p text:style-name="P12"/>
      <text:p text:style-name="P19"><text:soft-page-break/><text:span text:style-name="T47">1&gt;</text:span><text:span text:style-name="T34"> - Empêchez l’exploitation des contrôles d’accès défaillants :</text:span></text:p>
      <text:p text:style-name="P22"/>
      <text:list xml:id="list4084864263" text:style-name="L6">
        <text:list-item>
          <text:p text:style-name="P71"><text:bookmark text:name="r-8169157"/><text:bookmark text:name="r-8169156"/><text:bookmark text:name="r-8169166"/>Les applications web avec authentification ne garantissent pas que toutes les pages sont verrouillées par contrôle d’accès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2"><text:span text:style-name="T52">Authentification</text:span> solide (<text:span text:style-name="T1">JWT</text:span> ou a <text:span text:style-name="T1">2 facteurs</text:span>) <text:span text:style-name="T50">+ demande </text:span><text:span text:style-name="T2">Mdp Fort </text:span><text:span text:style-name="T50">!</text:span></text:p>
                        </text:list-item>
                        <text:list-item>
                          <text:p text:style-name="P86">Contrôles des routes sensible avec authentification selon rôle</text:p>
                        </text:list-item>
                        <text:list-item>
                          <text:p text:style-name="P83"><text:span text:style-name="T1">Anonymisation</text:span> / pseudo data sensibl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7"><text:bookmark text:name="r-8169158"/><text:bookmark text:name="r-8169159"/>Les références directes aux objets peuvent amener un attaquant à comprendre les modèles et la configuration des applications web.</text:p>
        </text:list-item>
        <text:list-item>
          <text:p text:style-name="P47"><text:bookmark text:name="r-8169160"/><text:bookmark text:name="r-8169161"/>N'utilisez pas de noms prévisibles ou de références directes à la base de données dans l'URL.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7">_<text:span text:style-name="T48">id uniquement</text:span></text:p>
                        </text:list-item>
                        <text:list-item>
                          <text:p text:style-name="P88"><text:span text:style-name="T49">r</text:span>oute paramétré avec:id </text:p>
                        </text:list-item>
                        <text:list-item>
                          <text:p text:style-name="P84"><text:span text:style-name="T1">Encodage/Chiffrement</text:span> si elmt sensible ds Url(Base64 , chiifrement asyn<text:span text:style-name="T51">c</text:span>..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7"><text:bookmark text:name="r-8169162"/><text:bookmark text:name="r-8169163"/>Prévenez les attaques d'octets nuls en protégeant votre code source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5">Comme il n’y a pas d’usage normal pour l’octet nul dans une application web, le plus simple est de le détecter au niveau de serveur web ou du pare-feu et de rejeter toute requête en contenant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7"><text:bookmark text:name="r-8169164"/><text:bookmark text:name="r-8169165"/>Utilisez des références d'objet indirectes avec des paramètres et des combinaisons clé-valeur.</text:p>
        </text:list-item>
      </text:list>
      <text:list xml:id="list873949199" text:style-name="L7">
        <text:list-header>
          <text:p text:style-name="P72"/>
        </text:list-header>
      </text:list>
      <text:list xml:id="list2841892612" text:style-name="L8">
        <text:list-header>
          <text:p text:style-name="P79"/>
        </text:list-header>
      </text:list>
      <text:p text:style-name="P32"><text:span text:style-name="T12">2&gt;_</text:span><text:span text:style-name="T10">Sécurisez les données sensibles grâce à la cryptographie</text:span><text:span text:style-name="T11"> :</text:span></text:p>
      <text:p text:style-name="P25"/>
      <text:list xml:id="list3021229834" text:style-name="L9">
        <text:list-item>
          <text:p text:style-name="P68"><text:bookmark text:name="r-8169256"/><text:bookmark text:name="r-8169255"/><text:bookmark text:name="r-8169265"/>Utilisez le HTTPS pour l'ensemble de votre site, même s'il ne contient pas de données sensibles.</text:p>
          <text:list>
            <text:list-item>
              <text:list>
                <text:list-item>
                  <text:list>
                    <text:list-item>
                      <text:p text:style-name="P92"><text:a xlink:type="simple" xlink:href="https://letsencrypt.org/fr/" text:style-name="Internet_20_link" text:visited-style-name="Visited_20_Internet_20_Link">https://letsencrypt.org/fr/</text:a><text:span text:style-name="T28"> <text:s text:c="4"/></text:span><text:span text:style-name="T29">=&gt;</text:span><text:span text:style-name="T30"> </text:span><text:span text:style-name="T44">Une autorité de certification à but non lucrati</text:span><text:span text:style-name="T45">f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<text:bookmark text:name="r-8169257"/><text:bookmark text:name="r-8169258"/>L'utilisation du chiffrement dans la couche Transport peut prévenir les attaques MITM ! <text:span text:style-name="T53">(ManInTheMiddle = L’Homme du Milieu)</text:span></text:p>
        </text:list-item>
        <text:list-item>
          <text:p text:style-name="P61"><text:bookmark text:name="r-8169259"/><text:bookmark text:name="r-8169260"/>L’utilisation d’un algorithme de hachage fort est essentielle pour protéger vos données.</text:p>
          <text:list>
            <text:list-item>
              <text:list>
                <text:list-item>
                  <text:list>
                    <text:list-item>
                      <text:p text:style-name="P73"><text:span text:style-name="T1">ARGON2</text:span> recommandé par OWASP (hash &amp;sel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<text:bookmark text:name="r-8169261"/><text:bookmark text:name="r-8169262"/>Dans la mesure du possible, utilisez toujours un salage avec votre algorithme de chiffrement.</text:p>
        </text:list-item>
        <text:list-item>
          <text:p text:style-name="P61"><text:bookmark text:name="r-8169263"/><text:bookmark text:name="r-8169264"/>Une donnée chiffrée est récupérable, une donnée hachée ne l’est pas.</text:p>
          <text:p text:style-name="P61"/>
        </text:list-item>
      </text:list>
      <text:p text:style-name="P24"><text:bookmark text:name="r-8169244"/>Si vous êtes développeur, voici quelques recommandations pour protéger vos données en transit :</text:p>
      <text:list xml:id="list729877988" text:style-name="L10">
        <text:list-item>
          <text:p text:style-name="P62"><text:bookmark text:name="r-8169245"/><text:bookmark text:name="r-8169246"/><text:bookmark text:name="r-8169253"/>N'utilisez <text:span text:style-name="T1">GET</text:span> que pour récupérer des informations.</text:p>
        </text:list-item>
        <text:list-item>
          <text:p text:style-name="P62"><text:bookmark text:name="r-8169247"/><text:bookmark text:name="r-8169248"/>Utilisez <text:span text:style-name="T1">POST</text:span> pour les informations qui seront manipulées.</text:p>
        </text:list-item>
        <text:list-item>
          <text:p text:style-name="P62"><text:bookmark text:name="r-8169249"/><text:bookmark text:name="r-8169250"/>Toutes les requêtes <text:span text:style-name="T1">POST</text:span> doivent utiliser <text:span text:style-name="T1">HTTPS</text:span>/<text:span text:style-name="T1">SSL</text:span> pour s'assurer que le corps est chiffré.</text:p>
        </text:list-item>
        <text:list-item>
          <text:p text:style-name="P62"><text:bookmark text:name="r-8169251"/><text:bookmark text:name="r-8169252"/>Vérifiez tous les modules tiers que vous utilisez pour créer des requêtes <text:span text:style-name="T1">GET</text:span>/<text:span text:style-name="T1">POST</text:span> et utilisez <text:span text:style-name="T1">HTTPS</text:span> pour chacun d'entre eux !</text:p>
        </text:list-item>
      </text:list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3"><text:soft-page-break/><text:span text:style-name="T8">3&gt;_</text:span><text:span text:style-name="T13">Protégez votre code contre l’injection</text:span><text:span text:style-name="T7"> :</text:span></text:p>
      <text:p text:style-name="P21"/>
      <text:list xml:id="list2224564838" text:style-name="L11">
        <text:list-item>
          <text:p text:style-name="P63"><text:bookmark text:name="r-8169347"/><text:bookmark text:name="r-8169346"/><text:bookmark text:name="r-8169354"/>Les injections peuvent inclure (mais sans s'y limiter) des commandes SQL, JavaScript, HTML ou OS et permettent de manipuler les entrées pour effectuer des actions et accéder à des données normalement non autorisées. </text:p>
        </text:list-item>
        <text:list-item>
          <text:p text:style-name="P64"><text:bookmark text:name="r-8169348"/><text:bookmark text:name="r-8169349"/>Vous pouvez prévenir les attaques par injection en sécurisant votre code avec :</text:p>
          <text:list>
            <text:list-item>
              <text:list>
                <text:list-item>
                  <text:p text:style-name="P64"><text:s/><text:span text:style-name="T1">la validation des entrées</text:span> <text:span text:style-name="T54">(ex. Package </text:span><text:span text:style-name="T3">validator</text:span><text:span text:style-name="T54">)</text:span></text:p>
                </text:list-item>
                <text:list-item>
                  <text:p text:style-name="P48"><text:span text:style-name="T5">les variables paramétrées</text:span><text:span text:style-name="T35"> </text:span><text:span text:style-name="T36">(</text:span><text:span text:style-name="T56">Les variables paramétrées sont utilisées dans d'autres bases de données relationnelles comme MySQL ou PostgreSQL</text:span><text:span text:style-name="T36">)</text:span><text:span text:style-name="T35">, </text:span></text:p>
                </text:list-item>
                <text:list-item>
                  <text:p text:style-name="P64">les <text:span text:style-name="T1">ORM</text:span> <text:span text:style-name="T55">(Mangoose = </text:span><text:span text:style-name="T4">Shema + règle de validation</text:span><text:span text:style-name="T55">)</text:span>et </text:p>
                </text:list-item>
                <text:list-item>
                  <text:p text:style-name="P64">les procédures SQL stockées. </text:p>
                </text:list-item>
                <text:list-item>
                  <text:p text:style-name="P64">Et pensez à utiliser la fonction executesql() dans la base de données.</text:p>
                </text:list-item>
              </text:list>
            </text:list-item>
          </text:list>
        </text:list-item>
        <text:list-item>
          <text:p text:style-name="P65"><text:bookmark text:name="r-8169350"/><text:bookmark text:name="r-8169351"/>Le Cross-site Scripting est une famille d’attaque côté client et non côté serveur.</text:p>
        </text:list-item>
        <text:list-item>
          <text:p text:style-name="P65"><text:bookmark text:name="r-8169352"/><text:bookmark text:name="r-8169353"/>Empêcher une faille XSS avec validation de l'entrée et un encodage de l'entrée.</text:p>
          <text:list>
            <text:list-item>
              <text:list>
                <text:list-item>
                  <text:p text:style-name="P80"><text:span text:style-name="T72">Package</text:span><text:span text:style-name="T71"> </text:span>DomPurify</text:p>
                </text:list-item>
              </text:list>
            </text:list-item>
          </text:list>
        </text:list-item>
      </text:list>
      <text:list xml:id="list1113646692" text:style-name="L12">
        <text:list-header>
          <text:p text:style-name="P76"/>
        </text:list-header>
      </text:list>
      <text:p text:style-name="P4"/>
      <text:p text:style-name="P34"><text:span text:style-name="T9">4&gt;_</text:span><text:span text:style-name="T14">Sécurisez une application dès sa conception</text:span><text:span text:style-name="T57"> :</text:span></text:p>
      <text:p text:style-name="P20"/>
      <text:list xml:id="list1820746985" text:style-name="L13">
        <text:list-item>
          <text:p text:style-name="P49"><text:bookmark text:name="r-8169455"/><text:bookmark text:name="r-8169447"/><text:bookmark text:name="r-8169448"/>Une <text:span text:style-name="T1">bonne conception</text:span> est la base de toute application sécurisée.</text:p>
        </text:list-item>
        <text:list-item>
          <text:p text:style-name="P50"><text:bookmark text:name="r-8169450"/><text:bookmark text:name="r-8169449"/>Toujours mettre en place des t<text:span text:style-name="T1">ests unitaires</text:span> et d’i<text:span text:style-name="T1">ntégration fiables</text:span>.</text:p>
          <text:list>
            <text:list-item>
              <text:list>
                <text:list-item>
                  <text:p text:style-name="P77">Mise en place Dossier et Fichier de Test Unitaire</text:p>
                </text:list-item>
              </text:list>
            </text:list-item>
          </text:list>
        </text:list-item>
        <text:list-item>
          <text:p text:style-name="P50"><text:bookmark text:name="r-8169452"/><text:bookmark text:name="r-8169451"/>La mise en place d’un <text:span text:style-name="T1">cycle de vie de développement</text:span> permet d’anticiper certaines problématiques.</text:p>
        </text:list-item>
        <text:list-item>
          <text:p text:style-name="P50"><text:bookmark text:name="r-8169454"/><text:bookmark text:name="r-8169453"/>Les défauts de conception peuvent amener à d’autres failles présentes dans le top 10 de l’OWASP.</text:p>
          <text:p text:style-name="P49"/>
        </text:list-item>
      </text:list>
      <text:p text:style-name="P31"/>
      <text:p text:style-name="P35"><text:span text:style-name="T16">5</text:span><text:span text:style-name="T15">&gt;_Utilisez des composants durcis et à jour</text:span><text:span text:style-name="T61"> :</text:span></text:p>
      <text:p text:style-name="P13"/>
      <text:p text:style-name="P28"><text:span text:style-name="T37">FAILLE XXE = </text:span><text:span text:style-name="T57">est un type d'attaque contre une application qui utilise XML</text:span></text:p>
      <text:p text:style-name="P27"/>
      <text:list xml:id="list1470318137" text:style-name="L14">
        <text:list-item>
          <text:p text:style-name="P55"><text:bookmark text:name="r-8169527"/><text:bookmark text:name="r-8169526"/><text:bookmark text:name="r-8169536"/>Des entités <text:span text:style-name="T1">XML</text:span> externes peuvent être utilisées pour révéler des données sensibles, des images et des références de documents enregistrées sur un ordinateur.</text:p>
        </text:list-item>
        <text:list-item>
          <text:p text:style-name="P51"><text:bookmark text:name="r-8169528"/><text:bookmark text:name="r-8169529"/>Les entités <text:span text:style-name="T1">XML</text:span> externes devraient être désactivées.</text:p>
          <text:list>
            <text:list-item>
              <text:list>
                <text:list-item>
                  <text:p text:style-name="P56"><text:span text:style-name="T62">package </text:span><text:span text:style-name="Source_20_Text"><text:span text:style-name="T63">libxmljs</text:span></text:span></text:p>
                </text:list-item>
              </text:list>
            </text:list-item>
          </text:list>
          <text:p text:style-name="P51"/>
        </text:list-item>
      </text:list>
      <text:p text:style-name="P26">FAILLE CSRF</text:p>
      <text:p text:style-name="P26"/>
      <text:list xml:id="list192715032586624" text:continue-numbering="true" text:style-name="L14">
        <text:list-item>
          <text:p text:style-name="P51"><text:bookmark text:name="r-8169530"/><text:bookmark text:name="r-8169531"/>Les attaques <text:span text:style-name="T1">CSRF</text:span> peuvent se produire via social engineering et effectuent des transactions à l'insu de l'utilisateur.</text:p>
          <text:list>
            <text:list-item>
              <text:list>
                <text:list-item>
                  <text:p text:style-name="P78">Package <text:span text:style-name="T1">csurf</text:span> (génère&amp; valide des tokens pour chaque requête)</text:p>
                </text:list-item>
              </text:list>
            </text:list-item>
          </text:list>
        </text:list-item>
        <text:list-item>
          <text:p text:style-name="P51"><text:bookmark text:name="r-8169532"/><text:bookmark text:name="r-8169533"/>Validez toujours les entrées utilisateurs.</text:p>
        </text:list-item>
        <text:list-item>
          <text:p text:style-name="P51"><text:bookmark text:name="r-8169534"/><text:bookmark text:name="r-8169535"/>Le durcissement et la gestion des mises à jour vous protégeront contre ce type de vulnérabilités.</text:p>
        </text:list-item>
      </text:list>
      <text:p text:style-name="P7"/>
      <text:p text:style-name="P38"><text:soft-page-break/><text:span text:style-name="T22">6</text:span><text:span text:style-name="T21">&gt;_Empêchez le piratage de session</text:span><text:span text:style-name="T60"> :</text:span></text:p>
      <text:p text:style-name="P14"/>
      <text:list xml:id="list3567970000" text:style-name="L15">
        <text:list-item>
          <text:p text:style-name="P69"><text:bookmark text:name="r-8169653"/><text:bookmark text:name="r-8169652"/><text:bookmark text:name="r-8169662"/>Le piratage d’authentification peut se produire <text:span text:style-name="T1">lorsque les cookies ne sont pas sécurisés.</text:span></text:p>
        </text:list-item>
        <text:list-item>
          <text:p text:style-name="P75"><text:bookmark text:name="r-8169660"/><text:bookmark text:name="r-8169661"/>Sécurisez vos cookies pour qu'ils soient transmis <text:span text:style-name="T1">par l'en-tête et via HTTPS.</text:span></text:p>
          <text:list>
            <text:list-item>
              <text:list>
                <text:list-item>
                  <text:p text:style-name="P74">Package <text:span text:style-name="T1">Helmet</text:span></text:p>
                </text:list-item>
              </text:list>
            </text:list-item>
          </text:list>
        </text:list-item>
        <text:list-item>
          <text:p text:style-name="P66"><text:bookmark text:name="r-8169654"/><text:bookmark text:name="r-8169655"/>Utilisez la v<text:span text:style-name="T1">alidation des entrées</text:span> et <text:span text:style-name="T1">limitez le nombre </text:span>d'essais de connexion.</text:p>
          <text:list>
            <text:list-item>
              <text:list>
                <text:list-item>
                  <text:p text:style-name="P67"><text:span text:style-name="T65">Package </text:span><text:span text:style-name="T67">express-rate-limit</text:span></text:p>
                </text:list-item>
              </text:list>
            </text:list-item>
          </text:list>
        </text:list-item>
        <text:list-item>
          <text:p text:style-name="P66"><text:bookmark text:name="r-8169656"/><text:bookmark text:name="r-8169657"/>Les attaques par force brute et <text:span text:style-name="T1">credentials stuffing</text:span> <text:span text:style-name="T64">(liste de nom et mdp pas relié)</text:span>sont courantes.</text:p>
        </text:list-item>
        <text:list-item>
          <text:p text:style-name="P66"><text:bookmark text:name="r-8169658"/><text:bookmark text:name="r-8169659"/>Limitez la durée des sessions.</text:p>
          <text:list>
            <text:list-item>
              <text:list>
                <text:list-item>
                  <text:p text:style-name="P67"><text:span text:style-name="T65">Package </text:span><text:span text:style-name="T67">express-session / </text:span><text:span text:style-name="T68">JWT</text:span></text:p>
                </text:list-item>
              </text:list>
            </text:list-item>
          </text:list>
        </text:list-item>
      </text:list>
      <text:list xml:id="list192715127596338" text:continue-list="list192715032586624" text:style-name="L14">
        <text:list-header>
          <text:p text:style-name="P93"/>
        </text:list-header>
      </text:list>
      <text:p text:style-name="P36"><text:span text:style-name="T18">7</text:span><text:span text:style-name="T15">&gt;_Garantissez l’intégrité de vos données et logiciels</text:span><text:span text:style-name="T17"> :</text:span></text:p>
      <text:p text:style-name="P15"/>
      <text:list xml:id="list2808921374" text:style-name="L16">
        <text:list-item>
          <text:p text:style-name="P70"><text:bookmark text:name="r-8169717"/><text:bookmark text:name="r-8169716"/><text:bookmark text:name="r-8169726"/><text:span text:style-name="Strong_20_Emphasis"><text:span text:style-name="T70">La désérialisation non sécurisée</text:span></text:span><text:span text:style-name="T42"> est la capacité d'un attaquant à changer l'état du code pendant sa conversion en binaire.</text:span></text:p>
        </text:list-item>
        <text:list-item>
          <text:p text:style-name="P95"><text:bookmark text:name="r-8169718"/><text:bookmark text:name="r-8169719"/><text:span text:style-name="Strong_20_Emphasis"><text:span text:style-name="T27">La désérialisation non sécurisée</text:span></text:span><text:span text:style-name="T24"> peut être évitée en créant des contrôles sur l'état du code.</text:span></text:p>
          <text:list>
            <text:list-item>
              <text:list>
                <text:list-item>
                  <text:p text:style-name="P96"><text:span text:style-name="T25">Package </text:span><text:span text:style-name="T26">serialize-javascript</text:span></text:p>
                </text:list-item>
              </text:list>
            </text:list-item>
          </text:list>
        </text:list-item>
        <text:list-item>
          <text:p text:style-name="P52"><text:bookmark text:name="r-8169720"/><text:bookmark text:name="r-8169721"/>Le risque ne vient pas toujours de notre code, mais potentiellement de celui d’une bibliothèque externe.</text:p>
        </text:list-item>
        <text:list-item>
          <text:p text:style-name="P52"><text:bookmark text:name="r-8169722"/><text:bookmark text:name="r-8169723"/>Vous avez le devoir de contrôler les services tiers que vous utilisez.</text:p>
        </text:list-item>
        <text:list-item>
          <text:p text:style-name="P52"><text:bookmark text:name="r-8169724"/><text:bookmark text:name="r-8169725"/>Garder à jour une bibliothèque ou une dépendance est essentiel pour réduire la surface d’attaque.</text:p>
          <text:p text:style-name="P94"/>
        </text:list-item>
      </text:list>
      <text:p text:style-name="P37"><text:span text:style-name="T19">8</text:span><text:span text:style-name="T15">&gt;_Rendez possible la détection d'attaques et les investigations grâce aux journaux et alertes</text:span><text:span text:style-name="T17"> :</text:span></text:p>
      <text:p text:style-name="P16"/>
      <text:list xml:id="list1250539683" text:style-name="L17">
        <text:list-item>
          <text:p text:style-name="P57"><text:bookmark text:name="r-8169787"/><text:bookmark text:name="r-8169786"/><text:bookmark text:name="r-8169796"/><text:span text:style-name="T41">Analysez</text:span><text:span text:style-name="T42"> vos fichiers de log avec des outils d’analyse automatique pour ne pas passer à côté d’une tentative d’intrusion.</text:span></text:p>
          <text:list>
            <text:list-item>
              <text:list>
                <text:list-item>
                  <text:p text:style-name="P58"><text:span text:style-name="T43">Package </text:span><text:span text:style-name="T66">winston</text:span></text:p>
                </text:list-item>
              </text:list>
            </text:list-item>
          </text:list>
        </text:list-item>
        <text:list-item>
          <text:p text:style-name="P53"><text:bookmark text:name="r-8169788"/><text:bookmark text:name="r-8169789"/>Le <text:span text:style-name="T1">monitoring</text:span> est un point à ne pas négliger dans la sécurité de vos applications.</text:p>
        </text:list-item>
        <text:list-item>
          <text:p text:style-name="P97"><text:bookmark text:name="r-8169790"/><text:bookmark text:name="r-8169791"/><text:span text:style-name="T24">L’usage d’un </text:span><text:span text:style-name="T26">SIEM</text:span><text:span text:style-name="T24"> (</text:span><text:span text:style-name="Emphasis"><text:span text:style-name="T69">Security Information and Event Management</text:span></text:span><text:span text:style-name="T24">)permet un monitoring et une analyse plus complète.</text:span></text:p>
        </text:list-item>
        <text:list-item>
          <text:p text:style-name="P53"><text:bookmark text:name="r-8169792"/><text:bookmark text:name="r-8169793"/>Un <text:span text:style-name="T1">SOC</text:span> <text:s/>(Security Operations Center)vous permettra d’avoir une équipe totalement dédiée à la sécurité.</text:p>
        </text:list-item>
        <text:list-item>
          <text:p text:style-name="P53"><text:bookmark text:name="r-8169794"/><text:bookmark text:name="r-8169795"/>Il faut veiller à <text:span text:style-name="T1">monitorer aussi vos outils</text:span> de monitoring. </text:p>
        </text:list-item>
      </text:list>
      <text:list xml:id="list192714002510195" text:continue-list="list2808921374" text:style-name="L16">
        <text:list-header>
          <text:p text:style-name="P89"/>
        </text:list-header>
      </text:list>
      <text:p text:style-name="P37"><text:span text:style-name="T20">9</text:span><text:span text:style-name="T15">&gt;_Évitez la falsification de requête côté serveur</text:span><text:span text:style-name="T17"> :</text:span></text:p>
      <text:p text:style-name="P17"/>
      <text:list xml:id="list1091760534" text:style-name="L18">
        <text:list-item>
          <text:p text:style-name="P90"><text:bookmark text:name="r-8169858"/><text:bookmark text:name="r-8169857"/><text:bookmark text:name="r-8169865"/>La protection contre les failles de type SSRF doit être mise en place aussi bien au niveau du code que de l’infrastructure.</text:p>
        </text:list-item>
        <text:list-item>
          <text:p text:style-name="P54"><text:bookmark text:name="r-8169859"/><text:bookmark text:name="r-8169860"/>Pensez toujours à contrôler les données qui transitent.</text:p>
        </text:list-item>
        <text:list-item>
          <text:p text:style-name="P54"><text:bookmark text:name="r-8169861"/><text:bookmark text:name="r-8169862"/>Le firewall seul n’est pas une protection suffisante contre ce type de faille.</text:p>
        </text:list-item>
        <text:list-item>
          <text:p text:style-name="P54"><text:bookmark text:name="r-8169863"/><text:bookmark text:name="r-8169864"/>Des informations de configuration, mots de passe ou autre peuvent être récupérés.</text:p>
          <text:list>
            <text:list-item>
              <text:list>
                <text:list-header>
                  <text:p text:style-name="P81"/>
                </text:list-header>
              </text:list>
            </text:list-item>
          </text:list>
        </text:list-item>
      </text:list>
      <text:p text:style-name="P18"/>
      <text:p text:style-name="P18"/>
      <text:p text:style-name="P18"><text:soft-page-break/>Voici quelques-unes des fonctionnalités fournies par Helmet :</text:p>
      <text:list xml:id="list2182966168" text:style-name="L19">
        <text:list-header>
          <text:p text:style-name="P98">Configuration des en-têtes HTTP : Helmet facilite la configuration des en-têtes HTTP liés à la sécurité, tels que Strict-Transport-Security, X-Frame-Options, X-XSS-Protection, X-Content-Type-Options, etc. Ces en-têtes aident à renforcer la sécurité de votre application en spécifiant des directives pour les navigateurs :</text:p>
          <text:list>
            <text:list-item>
              <text:p text:style-name="P98">Protection contre les attaques de type XSS : Helmet ajoute l'en-tête X-XSS-Protection qui active le filtre XSS intégré dans les navigateurs pour prévenir les attaques de type Cross-Site Scripting (XSS).</text:p>
            </text:list-item>
            <text:list-item>
              <text:p text:style-name="P98">Protection contre les attaques de clickjacking : Helmet ajoute l'en-tête X-Frame-Options qui permet de limiter l'inclusion de votre site Web dans des frames ou des iframes malveillantes, protégeant ainsi contre les attaques de clickjacking.</text:p>
            </text:list-item>
            <text:list-item>
              <text:p text:style-name="P98">Protection contre les attaques de MIME sniffing : Helmet ajoute l'en-tête X-Content-Type-Options avec la valeur "nosniff" pour empêcher les navigateurs de deviner le type de contenu et ainsi réduire les risques d'attaques de MIME sniffing.</text:p>
            </text:list-item>
            <text:list-item>
              <text:p text:style-name="P98">Désactivation de l'en-tête de mise en cache : Helmet ajoute l'en-tête Cache-Control avec la valeur "no-store" pour désactiver la mise en cache côté client et minimiser les risques de fuites d'informations sensibles.</text:p>
            </text:list-item>
          </text:list>
        </text:list-header>
      </text:list>
      <text:p text:style-name="P18"/>
      <text:list xml:id="list192715229788547" text:continue-list="list1250539683" text:style-name="L17">
        <text:list-header>
          <text:p text:style-name="P91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Inter-Bol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1:48:38.135481928</meta:creation-date>
    <dc:date>2023-06-12T19:27:12.936639690</dc:date>
    <meta:editing-duration>PT8H10M50S</meta:editing-duration>
    <meta:editing-cycles>15</meta:editing-cycles>
    <meta:generator>LibreOffice/7.3.7.2$Linux_X86_64 LibreOffice_project/30$Build-2</meta:generator>
    <meta:print-date>2023-03-28T14:26:04.427679504</meta:print-date>
    <meta:document-statistic meta:table-count="0" meta:image-count="0" meta:object-count="0" meta:page-count="5" meta:paragraph-count="120" meta:word-count="1415" meta:character-count="8798" meta:non-whitespace-character-count="7577"/>
  </office:meta>
</office:document-meta>
</file>